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general_5f_vars" style:display-name="general_vars" style:family="table">
      <style:table-properties style:width="17cm" table:align="margins"/>
    </style:style>
    <style:style style:name="general_5f_vars.A" style:display-name="general_vars.A" style:family="table-column">
      <style:table-column-properties style:column-width="5.667cm" style:rel-column-width="21845*"/>
    </style:style>
    <style:style style:name="general_5f_vars.A1" style:display-name="general_vars.A1" style:family="table-cell">
      <style:table-cell-properties fo:padding="0.097cm" fo:border-left="0.05pt solid #000000" fo:border-right="none" fo:border-top="0.05pt solid #000000" fo:border-bottom="0.05pt solid #000000"/>
    </style:style>
    <style:style style:name="general_5f_vars.C1" style:display-name="general_vars.C1" style:family="table-cell">
      <style:table-cell-properties fo:padding="0.097cm" fo:border="0.05pt solid #000000"/>
    </style:style>
    <style:style style:name="general_5f_vars.A2" style:display-name="general_vars.A2" style:family="table-cell">
      <style:table-cell-properties fo:padding="0.097cm" fo:border-left="0.05pt solid #000000" fo:border-right="none" fo:border-top="none" fo:border-bottom="0.05pt solid #000000"/>
    </style:style>
    <style:style style:name="general_5f_vars.C2" style:display-name="general_vars.C2" style:family="table-cell">
      <style:table-cell-properties fo:padding="0.097cm" fo:border-left="0.05pt solid #000000" fo:border-right="0.05pt solid #000000" fo:border-top="none" fo:border-bottom="0.05pt solid #000000"/>
    </style:style>
    <style:style style:name="mb_5f_tb" style:display-name="mb_tb" style:family="table">
      <style:table-properties style:width="17cm" table:align="margins"/>
    </style:style>
    <style:style style:name="mb_5f_tb.A" style:display-name="mb_tb.A" style:family="table-column">
      <style:table-column-properties style:column-width="4.251cm" style:rel-column-width="16383*"/>
    </style:style>
    <style:style style:name="mb_5f_tb.A1" style:display-name="mb_tb.A1" style:family="table-cell">
      <style:table-cell-properties fo:padding="0.097cm" fo:border-left="0.05pt solid #000000" fo:border-right="none" fo:border-top="0.05pt solid #000000" fo:border-bottom="0.05pt solid #000000"/>
    </style:style>
    <style:style style:name="mb_5f_tb.D1" style:display-name="mb_tb.D1" style:family="table-cell">
      <style:table-cell-properties fo:padding="0.097cm" fo:border="0.05pt solid #000000"/>
    </style:style>
    <style:style style:name="mb_5f_tb.A2" style:display-name="mb_tb.A2" style:family="table-cell">
      <style:table-cell-properties fo:padding="0.097cm" fo:border-left="0.05pt solid #000000" fo:border-right="none" fo:border-top="none" fo:border-bottom="0.05pt solid #000000"/>
    </style:style>
    <style:style style:name="mb_5f_tb.D2" style:display-name="mb_tb.D2" style:family="table-cell">
      <style:table-cell-properties fo:padding="0.097cm" fo:border-left="0.05pt solid #000000" fo:border-right="0.05pt solid #000000" fo:border-top="none" fo:border-bottom="0.05pt solid #000000"/>
    </style:style>
    <style:style style:name="option_5f_vars" style:display-name="option_vars" style:family="table">
      <style:table-properties style:width="17cm" table:align="margins"/>
    </style:style>
    <style:style style:name="option_5f_vars.A" style:display-name="option_vars.A" style:family="table-column">
      <style:table-column-properties style:column-width="4.249cm" style:rel-column-width="2409*"/>
    </style:style>
    <style:style style:name="option_5f_vars.B" style:display-name="option_vars.B" style:family="table-column">
      <style:table-column-properties style:column-width="4.251cm" style:rel-column-width="2410*"/>
    </style:style>
    <style:style style:name="option_5f_vars.C" style:display-name="option_vars.C" style:family="table-column">
      <style:table-column-properties style:column-width="3.503cm" style:rel-column-width="1986*"/>
    </style:style>
    <style:style style:name="option_5f_vars.D" style:display-name="option_vars.D" style:family="table-column">
      <style:table-column-properties style:column-width="4.997cm" style:rel-column-width="2833*"/>
    </style:style>
    <style:style style:name="option_5f_vars.A1" style:display-name="option_vars.A1" style:family="table-cell">
      <style:table-cell-properties fo:padding="0.097cm" fo:border-left="0.05pt solid #000000" fo:border-right="none" fo:border-top="0.05pt solid #000000" fo:border-bottom="0.05pt solid #000000"/>
    </style:style>
    <style:style style:name="option_5f_vars.D1" style:display-name="option_vars.D1" style:family="table-cell">
      <style:table-cell-properties fo:padding="0.097cm" fo:border="0.05pt solid #000000"/>
    </style:style>
    <style:style style:name="option_5f_vars.A2" style:display-name="option_vars.A2" style:family="table-cell">
      <style:table-cell-properties fo:padding="0.097cm" fo:border-left="0.05pt solid #000000" fo:border-right="none" fo:border-top="none" fo:border-bottom="0.05pt solid #000000"/>
    </style:style>
    <style:style style:name="option_5f_vars.D2" style:display-name="option_var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f22f"/>
    </style:style>
    <style:style style:name="P2" style:family="paragraph" style:parent-style-name="Standard">
      <style:text-properties officeooo:rsid="000df22f" officeooo:paragraph-rsid="000df22f"/>
    </style:style>
    <style:style style:name="P3" style:family="paragraph" style:parent-style-name="Text_20_body">
      <style:text-properties officeooo:rsid="000df22f" officeooo:paragraph-rsid="000df22f"/>
    </style:style>
    <style:style style:name="P4" style:family="paragraph" style:parent-style-name="Table_20_Contents">
      <style:text-properties officeooo:rsid="000df22f" officeooo:paragraph-rsid="000df22f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df22f" officeooo:paragraph-rsid="000df22f" style:font-weight-asian="bold" style:font-weight-complex="bold"/>
    </style:style>
    <style:style style:name="P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df22f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Bouton 1" form:control-implementation="ooo:com.sun.star.form.component.CommandButton" xml:id="control1" form:id="control1" form:label="Generate Extension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tension Generator</text:p>
      <text:p text:style-name="Standard"/>
      <text:h text:style-name="Heading_20_1" text:outline-level="1">General Vars</text:h>
      <text:p text:style-name="P3">Replace default values in the second column with yours.</text:p>
      <table:table table:name="general_vars" table:style-name="general_5f_vars">
        <table:table-column table:style-name="general_5f_vars.A" table:number-columns-repeated="3"/>
        <table:table-row>
          <table:table-cell table:style-name="general_5f_vars.A1" office:value-type="string">
            <text:p text:style-name="P5">Keys</text:p>
          </table:table-cell>
          <table:table-cell table:style-name="general_5f_vars.A1" office:value-type="string">
            <text:p text:style-name="P5">Your Values</text:p>
          </table:table-cell>
          <table:table-cell table:style-name="general_5f_vars.C1" office:value-type="string">
            <text:p text:style-name="P5">Note</text:p>
          </table:table-cell>
        </table:table-row>
        <table:table-row>
          <table:table-cell table:style-name="general_5f_vars.A2" office:value-type="string">
            <text:p text:style-name="P4">extension_name</text:p>
          </table:table-cell>
          <table:table-cell table:style-name="general_5f_vars.A2" office:value-type="string">
            <text:p text:style-name="P4">my_extension</text:p>
          </table:table-cell>
          <table:table-cell table:style-name="general_5f_vars.C2" office:value-type="string">
            <text:p text:style-name="P4">no blank space</text:p>
          </table:table-cell>
        </table:table-row>
        <table:table-row>
          <table:table-cell table:style-name="general_5f_vars.A2" office:value-type="string">
            <text:p text:style-name="P4">extension_label</text:p>
          </table:table-cell>
          <table:table-cell table:style-name="general_5f_vars.A2" office:value-type="string">
            <text:p text:style-name="P4">My Extension</text:p>
          </table:table-cell>
          <table:table-cell table:style-name="general_5f_vars.C2" office:value-type="string">
            <text:p text:style-name="P4">Will be displayed in menu</text:p>
          </table:table-cell>
        </table:table-row>
        <table:table-row>
          <table:table-cell table:style-name="general_5f_vars.A2" office:value-type="string">
            <text:p text:style-name="P4">extension_version</text:p>
          </table:table-cell>
          <table:table-cell table:style-name="general_5f_vars.A2" office:value-type="string">
            <text:p text:style-name="P4">0.0.1</text:p>
          </table:table-cell>
          <table:table-cell table:style-name="general_5f_vars.C2" office:value-type="string">
            <text:p text:style-name="P4"/>
          </table:table-cell>
        </table:table-row>
        <table:table-row>
          <table:table-cell table:style-name="general_5f_vars.A2" office:value-type="string">
            <text:p text:style-name="P4">package_name</text:p>
          </table:table-cell>
          <table:table-cell table:style-name="general_5f_vars.A2" office:value-type="string">
            <text:p text:style-name="P4">com.mycompany.my_extension</text:p>
          </table:table-cell>
          <table:table-cell table:style-name="general_5f_vars.C2" office:value-type="string">
            <text:p text:style-name="P4">See the README file</text:p>
          </table:table-cell>
        </table:table-row>
        <table:table-row>
          <table:table-cell table:style-name="general_5f_vars.A2" office:value-type="string">
            <text:p text:style-name="P4">company_name</text:p>
          </table:table-cell>
          <table:table-cell table:style-name="general_5f_vars.A2" office:value-type="string">
            <text:p text:style-name="P4">Your company</text:p>
          </table:table-cell>
          <table:table-cell table:style-name="general_5f_vars.C2" office:value-type="string">
            <text:p text:style-name="P4"/>
          </table:table-cell>
        </table:table-row>
        <table:table-row>
          <table:table-cell table:style-name="general_5f_vars.A2" office:value-type="string">
            <text:p text:style-name="P4">author_name</text:p>
          </table:table-cell>
          <table:table-cell table:style-name="general_5f_vars.A2" office:value-type="string">
            <text:p text:style-name="P4">Your Name</text:p>
          </table:table-cell>
          <table:table-cell table:style-name="general_5f_vars.C2" office:value-type="string">
            <text:p text:style-name="P4"/>
          </table:table-cell>
        </table:table-row>
        <table:table-row>
          <table:table-cell table:style-name="general_5f_vars.A2" office:value-type="string">
            <text:p text:style-name="P4">author_email</text:p>
          </table:table-cell>
          <table:table-cell table:style-name="general_5f_vars.A2" office:value-type="string">
            <text:p text:style-name="P4">Your E-mail</text:p>
          </table:table-cell>
          <table:table-cell table:style-name="general_5f_vars.C2" office:value-type="string">
            <text:p text:style-name="P4"/>
          </table:table-cell>
        </table:table-row>
        <table:table-row>
          <table:table-cell table:style-name="general_5f_vars.A2" office:value-type="string">
            <text:p text:style-name="P4">update_url</text:p>
          </table:table-cell>
          <table:table-cell table:style-name="general_5f_vars.A2" office:value-type="string">
            <text:p text:style-name="P4">url_to_update.xml</text:p>
          </table:table-cell>
          <table:table-cell table:style-name="general_5f_vars.C2" office:value-type="string">
            <text:p text:style-name="P4"/>
          </table:table-cell>
        </table:table-row>
        <table:table-row>
          <table:table-cell table:style-name="general_5f_vars.A2" office:value-type="string">
            <text:p text:style-name="P4">publisher_url</text:p>
          </table:table-cell>
          <table:table-cell table:style-name="general_5f_vars.A2" office:value-type="string">
            <text:p text:style-name="P2">https://yourwebsite.com</text:p>
          </table:table-cell>
          <table:table-cell table:style-name="general_5f_vars.C2" office:value-type="string">
            <text:p text:style-name="P4"/>
          </table:table-cell>
        </table:table-row>
        <table:table-row>
          <table:table-cell table:style-name="general_5f_vars.A2" office:value-type="string">
            <text:p text:style-name="P4">image_name</text:p>
          </table:table-cell>
          <table:table-cell table:style-name="general_5f_vars.A2" office:value-type="string">
            <text:p text:style-name="P2">your_logo.png</text:p>
          </table:table-cell>
          <table:table-cell table:style-name="general_5f_vars.C2" office:value-type="string">
            <text:p text:style-name="P2">PNG or JPG, 42x42 pixels</text:p>
          </table:table-cell>
        </table:table-row>
      </table:table>
      <text:p text:style-name="Text_20_body"/>
      <text:h text:style-name="Heading_20_1" text:outline-level="1">MenuBar and ToolBar</text:h>
      <table:table table:name="mb_tb" table:style-name="mb_5f_tb">
        <table:table-column table:style-name="mb_5f_tb.A" table:number-columns-repeated="4"/>
        <table:table-row>
          <table:table-cell table:style-name="mb_5f_tb.A1" office:value-type="string">
            <text:p text:style-name="P5">Function name</text:p>
          </table:table-cell>
          <table:table-cell table:style-name="mb_5f_tb.A1" office:value-type="string">
            <text:p text:style-name="P5">Function label</text:p>
          </table:table-cell>
          <table:table-cell table:style-name="mb_5f_tb.A1" office:value-type="string">
            <text:p text:style-name="P5">Module</text:p>
          </table:table-cell>
          <table:table-cell table:style-name="mb_5f_tb.D1" office:value-type="string">
            <text:p text:style-name="P5">Icon</text:p>
          </table:table-cell>
        </table:table-row>
        <table:table-row>
          <table:table-cell table:style-name="mb_5f_tb.A2" office:value-type="string">
            <text:p text:style-name="Standard">extension_launcher</text:p>
          </table:table-cell>
          <table:table-cell table:style-name="mb_5f_tb.A2" office:value-type="string">
            <text:p text:style-name="P4">My function</text:p>
          </table:table-cell>
          <table:table-cell table:style-name="mb_5f_tb.A2" office:value-type="string">
            <text:p text:style-name="P4">my_extension.py</text:p>
          </table:table-cell>
          <table:table-cell table:style-name="mb_5f_tb.D2" office:value-type="string">
            <text:p text:style-name="P4">icon.jpg</text:p>
          </table:table-cell>
        </table:table-row>
        <table:table-row>
          <table:table-cell table:style-name="mb_5f_tb.A2" office:value-type="string">
            <text:p text:style-name="Table_20_Contents"/>
          </table:table-cell>
          <table:table-cell table:style-name="mb_5f_tb.A2" office:value-type="string">
            <text:p text:style-name="Table_20_Contents"/>
          </table:table-cell>
          <table:table-cell table:style-name="mb_5f_tb.A2" office:value-type="string">
            <text:p text:style-name="Table_20_Contents"/>
          </table:table-cell>
          <table:table-cell table:style-name="mb_5f_tb.D2" office:value-type="string">
            <text:p text:style-name="Table_20_Contents"/>
          </table:table-cell>
        </table:table-row>
      </table:table>
      <text:p text:style-name="P1"/>
      <text:h text:style-name="Heading_20_1" text:outline-level="1"><text:span text:style-name="T1">Options v</text:span>ariable that need a Dialog Box</text:h>
      <table:table table:name="option_vars" table:style-name="option_5f_vars">
        <table:table-column table:style-name="option_5f_vars.A"/>
        <table:table-column table:style-name="option_5f_vars.B"/>
        <table:table-column table:style-name="option_5f_vars.C"/>
        <table:table-column table:style-name="option_5f_vars.D"/>
        <table:table-row>
          <table:table-cell table:style-name="option_5f_vars.A1" office:value-type="string">
            <text:p text:style-name="P5">Name</text:p>
          </table:table-cell>
          <table:table-cell table:style-name="option_5f_vars.A1" office:value-type="string">
            <text:p text:style-name="P5">Label</text:p>
          </table:table-cell>
          <table:table-cell table:style-name="option_5f_vars.A1" office:value-type="string">
            <text:p text:style-name="P5">Type</text:p>
          </table:table-cell>
          <table:table-cell table:style-name="option_5f_vars.D1" office:value-type="string">
            <text:p text:style-name="P5">Default value</text:p>
          </table:table-cell>
        </table:table-row>
        <table:table-row>
          <table:table-cell table:style-name="option_5f_vars.A2" office:value-type="string">
            <text:p text:style-name="P4">test_mode</text:p>
          </table:table-cell>
          <table:table-cell table:style-name="option_5f_vars.A2" office:value-type="string">
            <text:p text:style-name="P4">Test mode</text:p>
          </table:table-cell>
          <table:table-cell table:style-name="option_5f_vars.A2" office:value-type="string">
            <text:p text:style-name="P4">boolean</text:p>
          </table:table-cell>
          <table:table-cell table:style-name="option_5f_vars.D2" office:value-type="string">
            <text:p text:style-name="P4">true</text:p>
          </table:table-cell>
        </table:table-row>
        <table:table-row>
          <table:table-cell table:style-name="option_5f_vars.A2" office:value-type="string">
            <text:p text:style-name="P4">token</text:p>
          </table:table-cell>
          <table:table-cell table:style-name="option_5f_vars.A2" office:value-type="string">
            <text:p text:style-name="P4">Token</text:p>
          </table:table-cell>
          <table:table-cell table:style-name="option_5f_vars.A2" office:value-type="string">
            <text:p text:style-name="P4">string</text:p>
          </table:table-cell>
          <table:table-cell table:style-name="option_5f_vars.D2" office:value-type="string">
            <text:p text:style-name="P4">Find a valid token</text:p>
          </table:table-cell>
        </table:table-row>
        <table:table-row>
          <table:table-cell table:style-name="option_5f_vars.A2" office:value-type="string">
            <text:p text:style-name="P4">url</text:p>
          </table:table-cell>
          <table:table-cell table:style-name="option_5f_vars.A2" office:value-type="string">
            <text:p text:style-name="P4">URL</text:p>
          </table:table-cell>
          <table:table-cell table:style-name="option_5f_vars.A2" office:value-type="string">
            <text:p text:style-name="P4">string</text:p>
          </table:table-cell>
          <table:table-cell table:style-name="option_5f_vars.D2" office:value-type="string">
            <text:p text:style-name="P2">https://my_webservice.com</text:p>
          </table:table-cell>
        </table:table-row>
      </table:table>
      <text:p text:style-name="Standard"/>
      <text:p text:style-name="Standard"><draw:control text:anchor-type="paragraph" draw:z-index="0" draw:name="Forme1" draw:style-name="gr1" draw:text-style-name="P6" svg:width="7.048cm" svg:height="1.251cm" svg:x="4.494cm" svg:y="0.515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Roques</meta:initial-creator>
    <meta:creation-date>2019-03-29T10:36:17.972898638</meta:creation-date>
    <dc:date>2019-03-29T10:51:50.155736244</dc:date>
    <dc:creator>Bastien Roques</dc:creator>
    <meta:editing-duration>PT2M32S</meta:editing-duration>
    <meta:editing-cycles>1</meta:editing-cycles>
    <meta:document-statistic meta:table-count="3" meta:image-count="0" meta:object-count="0" meta:page-count="1" meta:paragraph-count="56" meta:word-count="100" meta:character-count="726" meta:non-whitespace-character-count="682"/>
    <meta:generator>LibreOffice/6.0.7.3$Linux_X86_64 LibreOffice_project/00m0$Build-3</meta:generator>
  </office:meta>
</office:document-meta>
</file>